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IFSourceInspector.GIFSourceIn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IFSourceInspector.getImageSize( Source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GIFSourceInspector.isImageFileType( Source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GIFSourceInspector.isImageMimeTyp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